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508cm" table:align="margins"/>
    </style:style>
    <style:style style:name="Таблица1.A" style:family="table-column">
      <style:table-column-properties style:rel-column-width="39951*"/>
    </style:style>
    <style:style style:name="Таблица1.B" style:family="table-column">
      <style:table-column-properties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Text_20_body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9" style:family="paragraph" style:parent-style-name="Text_20_body" style:list-style-name="L2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3" style:font-name-complex="Times New Roman3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language="ru" fo:country="RU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71cm" draw:z-index="0"><draw:image xlink:href="../../odt/images/305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кругл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<text:span text:style-name="T4">векторизован</text:span>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139cm" draw:z-index="0"><draw:image xlink:href="../../odt/images/305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3">Выполняет округление (ограничение точности) входного действительного числа с задаваемой пользователем точностью.</text:p>
            <text:p text:style-name="P3">Блок <text:span text:style-name="T1">векторизован</text:span>, представляет собой субмодель (сборку). Для того чтобы посмотреть структуру алгоритма – нажмите правой кнопкой «Действия» <text:span text:style-name="T2">→</text:span> «Войти в субмодель».</text:p>
            <text:p text:style-name="P3">Алгоритм работы блока реализует следующую формулу:</text:p>
            <text:p text:style-name="P4"><draw:frame draw:style-name="fr3" draw:name="Объект1" text:anchor-type="as-char" svg:width="6.883cm" svg:height="1.362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,</text:p>
            <text:p text:style-name="P3">где<draw:frame draw:style-name="fr3" draw:name="Объект2" text:anchor-type="as-char" svg:width="1.148cm" svg:height="0.621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3">– элемент входного вектора,</text:span><text:span text:style-name="T3"><draw:frame draw:style-name="fr3" draw:name="Объект3" text:anchor-type="as-char" svg:width="0.536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параметр, задающий точность округления,</text:span><text:span text:style-name="T3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элемент выходного вектора.</text:span></text:p>
            <text:p text:style-name="P3"><text:span text:style-name="T1">Свойство</text:span>:</text:p>
            <text:list xml:id="list1876578359189274103" text:style-name="L1">
              <text:list-item>
                <text:p text:style-name="P8"><text:span text:style-name="T3">Шаг точности – параметр</text:span><text:span text:style-name="T3"><draw:frame draw:style-name="fr3" draw:name="Object1" text:anchor-type="as-char" svg:width="0.536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</text:span></text:p>
              </text:list-item>
            </text:list>
            <text:p text:style-name="P6"><text:span text:style-name="T5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5">Шаг точности</text:p>
                </table:table-cell>
                <table:table-cell table:style-name="Таблица1.B3" office:value-type="string">
                  <text:p text:style-name="P6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Именован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5">Шаг точности</text:p>
                </table:table-cell>
                <table:table-cell table:style-name="Таблица1.B3" office:value-type="string">
                  <text:p text:style-name="P6">[<text:span text:style-name="T6">p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Векторное</text:span><text:span text:style-name="T5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5">Шаг точности</text:p>
                </table:table-cell>
                <table:table-cell table:style-name="Таблица1.B3" office:value-type="string">
                  <text:p text:style-name="P6">[p<text:span text:style-name="T6">1,p2</text:span>]</text:p>
                </table:table-cell>
              </table:table-row>
            </table:table>
            <text:p text:style-name="Text_20_body"><text:span text:style-name="T1">Примечания</text:span>:</text:p>
            <text:list xml:id="list2610507727443940344" text:style-name="L2">
              <text:list-item>
                <text:p text:style-name="P9">По умолчанию блок формирует <text:span text:style-name="T7">скалярный</text:span> выходной сигнал.</text:p>
              </text:list-item>
              <text:list-item>
                <text:p text:style-name="P9"><text:span text:style-name="T5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0">→</text:span><text:span text:style-name="T11"> </text:span><text:span text:style-name="T8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ругление</dc:title>
    <dc:date>2012-03-30T21:10:06.78</dc:date>
    <meta:generator>OpenOffice_Beta/4.1.0$Win32 OpenOffice.org_project/410m14$Build-9760</meta:generator>
    <meta:editing-duration>PT1H28M11S</meta:editing-duration>
    <meta:editing-cycles>30</meta:editing-cycles>
    <meta:document-statistic meta:table-count="2" meta:image-count="2" meta:object-count="5" meta:page-count="2" meta:paragraph-count="32" meta:word-count="133" meta:character-count="988"/>
  </office:meta>
</office:document-meta>
</file>

<file path=Object 1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i>p</mi>
      <mrow>
        <mi/>
        <mo stretchy="false">×</mo>
        <mi/>
      </mrow>
      <mtext>int</mtext>
      <mfenced open="[" close="]">
        <mrow>
          <mfrac>
            <mrow>
              <msub>
                <mi>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>p</mi>
            </mrow>
          </mfrac>
          <mrow>
            <mi/>
            <mo stretchy="false">+</mo>
            <mi/>
          </mrow>
          <mn>0.5</mn>
        </mrow>
      </mfenced>
    </mrow>
    <annotation encoding="StarMath 5.0">y_i(t) ~=~ p ~ times ~ "int" left [ {u_i(t)} over {p} ~+~ 0.5 right ]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4/content.xml><?xml version="1.0" encoding="utf-8"?>
<math xmlns="http://www.w3.org/1998/Math/MathML">
  <semantics>
    <mrow>
      <mi>p</mi>
    </mrow>
    <annotation encoding="StarMath 5.0">p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